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margin-left="-0.203cm" fo:margin-right="0cm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Normal">
      <style:paragraph-properties fo:margin-left="2.501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1.251cm" fo:margin-right="0cm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1.251cm" fo:margin-right="0cm" fo:text-indent="0cm" style:auto-text-indent="false">
        <style:tab-stops/>
      </style:paragraph-properties>
      <style:text-properties fo:color="#222222" fo:font-size="10.5pt" style:font-size-asian="10.5pt" style:font-size-complex="10.5pt"/>
    </style:style>
    <style:style style:name="P15" style:family="paragraph" style:parent-style-name="Standard">
      <style:paragraph-properties fo:margin-left="3.752cm" fo:margin-right="0cm" fo:text-align="justify" style:justify-single-word="false" fo:text-indent="0cm" style:auto-text-indent="false">
        <style:tab-stops/>
      </style:paragraph-properties>
      <style:text-properties style:font-name="Consolas" fo:font-size="10.5pt" style:font-name-asian="Consolas" style:font-size-asian="10.5pt" style:font-name-complex="Consolas" style:font-size-complex="10.5pt"/>
    </style:style>
    <style:style style:name="P16" style:family="paragraph" style:parent-style-name="Standard">
      <style:paragraph-properties fo:margin-left="5.002cm" fo:margin-right="0cm" fo:text-align="justify" style:justify-single-word="false" fo:text-indent="0cm" style:auto-text-indent="false">
        <style:tab-stops/>
      </style:paragraph-properties>
      <style:text-properties style:font-name="Consolas" fo:font-size="10.5pt" style:font-name-asian="Consolas" style:font-size-asian="10.5pt" style:font-name-complex="Consolas" style:font-size-complex="10.5pt"/>
    </style:style>
    <style:style style:name="P17" style:family="paragraph" style:parent-style-name="Standard">
      <style:paragraph-properties fo:margin-left="5.002cm" fo:margin-right="0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fo:font-weight="bold" style:font-weight-asian="bold" style:font-weight-complex="bold"/>
    </style:style>
    <style:style style:name="P21" style:family="paragraph" style:parent-style-name="Standard" style:list-style-name="L2">
      <style:paragraph-properties fo:text-align="justify" style:justify-single-word="false"/>
    </style:style>
    <style:style style:name="P22" style:family="paragraph" style:parent-style-name="Standard" style:list-style-name="L2">
      <style:paragraph-properties fo:text-align="justify" style:justify-single-word="false"/>
      <style:text-properties officeooo:paragraph-rsid="000ca356"/>
    </style:style>
    <style:style style:name="P23" style:family="paragraph" style:parent-style-name="Parágrafo_20_da_20_Lista" style:list-style-name="L3"/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222222" fo:font-size="10.5pt" style:font-size-asian="10.5pt" style:font-size-complex="10.5pt"/>
    </style:style>
    <style:style style:name="T6" style:family="text">
      <style:text-properties officeooo:rsid="000ca35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STUDO DIRIGIDO: ARQUIVOS E REDIRECIONAMENTOS</text:p>
      <text:p text:style-name="P6"><text:span text:style-name="Fonte_20_parág._20_padrão"><text:span text:style-name="T1">(COLOQUE <text:s/>SEU NOME AQUI)</text:span></text:span></text:p>
      <text:p text:style-name="P7"/>
      <text:p text:style-name="P7">INSTRUÇÕES:</text:p>
      <text:list xml:id="list3630713840" text:style-name="L1">
        <text:list-item>
          <text:p text:style-name="P19">Os exercícios abaixo deverão ser feitos dentro do terminal do Linux</text:p>
        </text:list-item>
        <text:list-item>
          <text:p text:style-name="P19">Os exercícios estão, em sua maioria, dependentes um dos outros. Ou seja, o segundo depende do primeiro, o terceiro do segundo, e assim sucessivamente. Procure fazê-los na ordem.</text:p>
        </text:list-item>
        <text:list-item>
          <text:p text:style-name="P19"><text:span text:style-name="Fonte_20_parág._20_padrão"><text:span text:style-name="T2">Deverá ser entregue um relatório, até a data final especificada, contendo a sequência de comandos que vocês digitaram para realizar cada item do trabalho. <text:line-break/></text:span></text:span>A sequência de comandos <text:span text:style-name="Fonte_20_parág._20_padrão"><text:span text:style-name="T3">deverá</text:span></text:span> ser um screenshot da tela de terminal com os comandos que vocês utilizaram.</text:p>
        </text:list-item>
        <text:list-item>
          <text:p text:style-name="P20">Os comandos deverão ser explicados, bem como o significado de seus parâmetros.</text:p>
        </text:list-item>
        <text:list-item>
          <text:p text:style-name="P19">Entregue este trabalho em formato PDF! Coloque o seu nome no lugar do nome do aluno acima!</text:p>
        </text:list-item>
      </text:list>
      <text:p text:style-name="Standard"/>
      <text:p text:style-name="P7">ESPECIFICAÇÃO:</text:p>
      <text:p text:style-name="P8"/>
      <text:list xml:id="list3333637109" text:style-name="L2">
        <text:list-item>
          <text:p text:style-name="P21">Pesquise o que os seguintes programas abaixo fazem:</text:p>
          <text:list>
            <text:list-item>
              <text:p text:style-name="P22"><text:span text:style-name="T6">c</text:span>ut</text:p>
            </text:list-item>
            <text:list-item>
              <text:p text:style-name="P22"><text:span text:style-name="T6">s</text:span>ort</text:p>
            </text:list-item>
            <text:list-item>
              <text:p text:style-name="P22"><text:span text:style-name="T6">u</text:span>ni<text:span text:style-name="T6">q</text:span></text:p>
              <text:p text:style-name="P22"/>
            </text:list-item>
          </text:list>
        </text:list-item>
        <text:list-item>
          <text:p text:style-name="P22">Utilizando redirecionamento para arquivo, execute o programa <text:span text:style-name="Fonte_20_parág._20_padrão"><text:span text:style-name="T4">fortune </text:span></text:span>3 vezes<text:span text:style-name="Fonte_20_parág._20_padrão"><text:span text:style-name="T4">, </text:span></text:span>cada uma delas salvando a mensagem no arquivo <text:span text:style-name="Fonte_20_parág._20_padrão"><text:span text:style-name="T4">mensagemX.txt, </text:span></text:span>em que X é a primeira (1), segunda (2), e terceira (3) repetição, respectivamente.</text:p>
          <text:p text:style-name="P22"/>
        </text:list-item>
        <text:list-item>
          <text:p text:style-name="P22">Utilize o programa <text:span text:style-name="Fonte_20_parág._20_padrão"><text:span text:style-name="T4">cat </text:span></text:span>para concatenar todos os arquivos acima em uma única mensagem chamada <text:span text:style-name="Fonte_20_parág._20_padrão"><text:span text:style-name="T4">mensagens.txt</text:span></text:span></text:p>
          <text:p text:style-name="P22"><text:span text:style-name="Fonte_20_parág._20_padrão"><text:span text:style-name="T4"/></text:span></text:p>
        </text:list-item>
        <text:list-item>
          <text:p text:style-name="P22">Utilizando o programa <text:span text:style-name="Fonte_20_parág._20_padrão"><text:span text:style-name="T4">egrep </text:span></text:span>em conjunto com o programa<text:span text:style-name="Fonte_20_parág._20_padrão"><text:span text:style-name="T4"> wc, </text:span></text:span>conte quantas letras ‘a’ existem no arquivo <text:span text:style-name="Fonte_20_parág._20_padrão"><text:span text:style-name="T4">mensagens.txt .</text:span></text:span></text:p>
          <text:p text:style-name="P22"><text:span text:style-name="Fonte_20_parág._20_padrão"><text:span text:style-name="T4"/></text:span></text:p>
          <text:p text:style-name="P22">Dica: Primeiro, descubra como mostrar apenas as letras ‘a’ do arquivo <text:span text:style-name="Fonte_20_parág._20_padrão"><text:span text:style-name="T4">mensagens.txt</text:span></text:span> usando o <text:span text:style-name="Fonte_20_parág._20_padrão"><text:span text:style-name="T4">egrep. </text:span></text:span>Depois, descubra como contar letra de um arquivo usando o <text:span text:style-name="Fonte_20_parág._20_padrão"><text:span text:style-name="T4">wc </text:span></text:span>(vocês já sabem isso do primeiro bimestre... )<text:span text:style-name="Fonte_20_parág._20_padrão"><text:span text:style-name="T4">. <text:s/></text:span></text:span>Finalmente, utilize pipes para unir os dois comandos acima.</text:p>
          <text:p text:style-name="P22"/>
        </text:list-item>
        <text:list-item>
          <text:p text:style-name="P22">Todos as informações dos usuários do sistema estão armazenadas no arquivo <text:span text:style-name="Fonte_20_parág._20_padrão"><text:span text:style-name="T4">/etc/passwd. </text:span></text:span>Porém, muitas vezes podemos querer informações isoladas desse arquivo como, por exemplo, apenas os nomes dos usuários.</text:p>
          <text:p text:style-name="P22"/>
        </text:list-item>
        <text:list-item>
          <text:p text:style-name="P22">Filtre o arquivo <text:span text:style-name="Fonte_20_parág._20_padrão"><text:span text:style-name="T4">passwd, </text:span></text:span>de forma a listar apenas os nomes dos usuários dele, colocando-os também em ordem alfabética e salvando-os no arquivo <text:span text:style-name="Fonte_20_parág._20_padrão"><text:span text:style-name="T4">usuarios.txt .</text:span></text:span></text:p>
          <text:p text:style-name="P22">Dica: O exercício é semelhante ao anterior. Descubra como filtrar colunas do passwd usando o passwd e filtre apenas a coluna com os nomes dos usuários. Em seguida, descubra como colocar arquivos em ordem alfabética. Una todas essas etapas usando pipes e redirecione o resultado no arquivo <text:span text:style-name="Fonte_20_parág._20_padrão"><text:span text:style-name="T4">usuarios.txt</text:span>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har" style:display-name="Rodapé Char" style:family="text" style:parent-style-name="Fonte_20_parág._20_padrão"/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7.002cm" fo:margin-left="0cm" table:align="left"/>
    </style:style>
    <style:style style:name="Tabela1.A" style:family="table-column">
      <style:table-column-properties style:column-width="5.667cm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margin-left="-0.203cm" fo:margin-right="0cm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2">Curso Técnico em Informática Integrado ao Ensino Médio</text:p>
        <text:p text:style-name="MP2">Disciplina de Sistemas Operacionais</text:p>
        <text:p text:style-name="MP2">Professor Bruno Policarpo Toledo Freitas</text:p>
      </style:header>
      <style:footer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7-08T19:38:00Z</meta:creation-date>
    <dc:date>2020-04-21T21:32:21.347428921</dc:date>
    <meta:editing-cycles>21</meta:editing-cycles>
    <meta:editing-duration>PT2M34S</meta:editing-duration>
    <meta:document-statistic meta:table-count="1" meta:image-count="0" meta:object-count="0" meta:page-count="1" meta:paragraph-count="26" meta:word-count="391" meta:character-count="2476" meta:non-whitespace-character-count="2113"/>
    <meta:template xlink:type="simple" xlink:actuate="onRequest" xlink:title="" xlink:href="Normal.dotm"/>
  </office:meta>
</office:document-meta>
</file>